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color="#0000ff"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draw:stroke="dash" draw:stroke-dash="Ultrafine_20_Dashed" draw:marker-end="Arrow" draw:marker-end-width="0.152cm" draw:fill="none" draw:textarea-vertical-align="middle"/>
    </style:style>
    <style:style style:name="gr5" style:family="graphic" style:parent-style-name="objectwithoutfill">
      <style:graphic-properties svg:stroke-color="#0000ff"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862cm" svg:height="3.095cm" svg:x="1.421cm" svg:y="3.705cm">
          <draw:text-box>
            <text:p>x = 1;</text:p>
            <text:p/>
            <text:p/>
            <text:p>v.fetch_add(1); </text:p>
          </draw:text-box>
        </draw:frame>
        <draw:frame draw:style-name="gr1" draw:layer="layout" svg:width="4.862cm" svg:height="3.095cm" svg:x="8.366cm" svg:y="3.71cm">
          <draw:text-box>
            <text:p>y = 1;</text:p>
            <text:p/>
            <text:p/>
            <text:p>v.fetch_add(1); </text:p>
          </draw:text-box>
        </draw:frame>
        <draw:line draw:style-name="gr2" draw:text-style-name="P1" draw:layer="layout" svg:x1="2.337cm" svg:y1="4.54cm" svg:x2="2.337cm" svg:y2="6.037cm">
          <text:p/>
        </draw:line>
        <draw:frame draw:style-name="gr1" draw:text-style-name="P2" draw:layer="layout" svg:width="0.891cm" svg:height="0.962cm" svg:x="6.821cm" svg:y="5.656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2.309cm" svg:y="4.794cm">
          <draw:text-box>
            <text:p><text:span text:style-name="T1">sb</text:span></text:p>
          </draw:text-box>
        </draw:frame>
        <draw:frame draw:style-name="gr1" draw:layer="layout" svg:width="5.849cm" svg:height="0.962cm" svg:x="6.027cm" svg:y="7.939cm">
          <draw:text-box>
            <text:p>Release Sequence</text:p>
          </draw:text-box>
        </draw:frame>
        <draw:line draw:style-name="gr2" draw:text-style-name="P1" draw:layer="layout" svg:x1="9.39cm" svg:y1="4.54cm" svg:x2="9.39cm" svg:y2="6.037cm">
          <text:p/>
        </draw:line>
        <draw:frame draw:style-name="gr3" draw:text-style-name="P2" draw:layer="layout" svg:width="1.171cm" svg:height="1.016cm" svg:x="9.362cm" svg:y="4.794cm">
          <draw:text-box>
            <text:p><text:span text:style-name="T1">sb</text:span></text:p>
          </draw:text-box>
        </draw:frame>
        <draw:line draw:style-name="gr2" draw:text-style-name="P1" draw:layer="layout" svg:x1="6.234cm" svg:y1="6.391cm" svg:x2="8.393cm" svg:y2="6.391cm">
          <text:p/>
        </draw:line>
        <draw:frame draw:style-name="gr1" draw:layer="layout" svg:width="2.288cm" svg:height="3.806cm" svg:x="14.916cm" svg:y="3.601cm">
          <draw:text-box>
            <text:p>r1 = v;</text:p>
            <text:p/>
            <text:p>r2 = x;</text:p>
            <text:p/>
            <text:p>r3 = y;</text:p>
          </draw:text-box>
        </draw:frame>
        <draw:frame draw:style-name="gr1" draw:layer="layout" svg:width="4.862cm" svg:height="3.095cm" svg:x="8.366cm" svg:y="3.711cm">
          <draw:text-box>
            <text:p>y = 1;</text:p>
            <text:p/>
            <text:p/>
            <text:p>v.fetch_add(1); </text:p>
          </draw:text-box>
        </draw:frame>
        <draw:line draw:style-name="gr2" draw:text-style-name="P1" draw:layer="layout" svg:x1="12.892cm" svg:y1="6.318cm" svg:x2="15.051cm" svg:y2="4.159cm">
          <text:p/>
        </draw:line>
        <draw:frame draw:style-name="gr1" draw:text-style-name="P2" draw:layer="layout" svg:width="0.891cm" svg:height="0.962cm" svg:x="13.3cm" svg:y="4.567cm">
          <draw:text-box>
            <text:p><text:span text:style-name="T1">rf</text:span></text:p>
          </draw:text-box>
        </draw:frame>
        <draw:frame draw:style-name="gr1" draw:layer="layout" svg:width="2.077cm" svg:height="0.962cm" svg:x="1.421cm" svg:y="1.206cm">
          <draw:text-box>
            <text:p>x = 0;</text:p>
          </draw:text-box>
        </draw:frame>
        <draw:line draw:style-name="gr4" draw:text-style-name="P1" draw:layer="layout" svg:x1="2.378cm" svg:y1="2.002cm" svg:x2="2.378cm" svg:y2="3.907cm">
          <text:p/>
        </draw:line>
        <draw:frame draw:style-name="gr1" draw:text-style-name="P2" draw:layer="layout" svg:width="1.205cm" svg:height="0.962cm" svg:x="1.362cm" svg:y="2.029cm">
          <draw:text-box>
            <text:p><text:span text:style-name="T1">hb</text:span></text:p>
          </draw:text-box>
        </draw:frame>
        <draw:line draw:style-name="gr4" draw:text-style-name="P1" draw:layer="layout" svg:x1="3.267cm" svg:y1="1.775cm" svg:x2="15.078cm" svg:y2="5.204cm">
          <text:p/>
        </draw:line>
        <draw:frame draw:style-name="gr1" draw:text-style-name="P2" draw:layer="layout" svg:width="0.891cm" svg:height="0.962cm" svg:x="4.156cm" svg:y="1.394cm">
          <draw:text-box>
            <text:p><text:span text:style-name="T1">rf</text:span></text:p>
          </draw:text-box>
        </draw:frame>
        <draw:line draw:style-name="gr4" draw:text-style-name="P1" draw:layer="layout" svg:x1="3.267cm" svg:y1="1.774cm" svg:x2="15.078cm" svg:y2="5.203cm">
          <text:p/>
        </draw:line>
        <draw:path draw:style-name="gr5" draw:text-style-name="P1" draw:layer="layout" svg:width="13.744cm" svg:height="4.844cm" draw:transform="skewX (2.79701107836389E-017) rotate (0.195302343298165) translate (3.19550785812929cm 3.15620732308613cm)" svg:viewBox="0 0 13745 4845" svg:d="m13225 4844c255 35 615-1668 497-1854-114-180-2689-1127-2973-1188-272-59-548-103-819-162-273-59-4354-897-4609-947-204-41-1006-199-1202-238-221-44-1069-217-1272-252-193-33-1015-140-1229-189-218-49-444 38-630 165-218 149-988 602-988 60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30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3T18:31:14</dc:date>
    <dc:creator>Peizhao Ou</dc:creator>
    <meta:editing-duration>PT50M7S</meta:editing-duration>
    <meta:editing-cycles>21</meta:editing-cycles>
    <meta:generator>LibreOffice/3.5$Linux_X86_64 LibreOffice_project/350m1$Build-2</meta:generator>
    <meta:document-statistic meta:object-count="20"/>
  </office:meta>
</office:document-meta>
</file>